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P1" style:family="paragraph" style:parent-style-name="Text_20_body" style:list-style-name="L1">
      <style:paragraph-properties fo:margin-left="0.5in" fo:margin-right="0in" fo:text-indent="0in" style:auto-text-indent="false"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office:automatic-styles>
  <office:body>
    <office:text>
      <text:h text:style-name="Heading_20_1" text:outline-level="1">The Mitsuba Rendering System</text:h>
      <text:p text:style-name="Definition_20_Term"><text:a xlink:type="simple" xlink:href="http://www.mitsuba-renderer.org/" office:name=""><text:span text:style-name="Definition">Mitsuba</text:span></text:a> is an open-source, research grade, physically-based rendering system in</text:p>
      <text:p text:style-name="Definition_20_Definition">the spirit of <text:a xlink:type="simple" xlink:href="http://www.pbrt.org/" office:name=""><text:span text:style-name="Definition">PBRT</text:span></text:a>. Mitsuba meets most of the needs of <text:span text:style-name="T1">MORTICIA</text:span>, specifically - Capable of spectral radiometric rendering with an arbitrary number of spectral bins (recompilation of Mitsuba is required when altering the number of spectral bins). - Capable of using spectral radiant environment maps with any number of spectral bins in the lat/long format. These environment maps can be generated using the libRadtran/MORTICIA integration and written to OpenEXR files using the morticia.rad.librad.RadEnv class. - Option to output linear and unprocessed radiometric quantities. That is, if the input quantities are absolute radiometric quantities, then the output radiances are physically correctly scaled. - Capable of making any object an emitter with a specific spectral radiance. This is required when creating renderings in the thermal spectrum. A current weakness in this area is that Mitsuba cannot model the effect of "angular emissivity", where the emissivity of a material varies with viewing angle. This can result in very "flat" renderings of curved objects in the thermal spectrum. - Large variety of physically-based surface BSDF models. - Highly modular source code structure, making it possible to add integrators, BSDF models, emitters etc. in a relatively simple manner. For example, an emitter having radiance that depends on viewing angle could be implemented in order to simulate angular emissivity effects. - Scene file format is XML, allowing for simple generation and pre-processing of scene files with a variety of</text:p>
      <text:p text:style-name="Definition_20_Term">XML tools.</text:p>
      <text:list text:style-name="L1">
        <text:list-item>
          <text:p text:style-name="P1">Python interface for scene generation and full control of the rendering process.</text:p>
        </text:list-item>
      </text:list>
      <text:p text:style-name="Definition_20_Definition">- Mitsuba has fully-integrated and scalable parallel computing capability that can harness compute cores across a private network. - Mitsuba has a GUI (<text:span text:style-name="T2">mtsgui</text:span>) which is very useful for a number of visualisation purposes.</text:p>
      <text:h text:style-name="Heading_20_2" text:outline-level="2">Spectral Rendering</text:h>
      <text:p text:style-name="First_20_paragraph">Mitsuba must be compiled in the spectral mode with the number of spectral bins set to 4 or more. The optimal number of bins depends on numerous factors, such as - If Mitsuba is to be run in parallel mode across a number of network compute resources - The complexity of the scenes to be rendered - The number of spectral bins that are actually required for the problem at hand</text:p>
      <text:p text:style-name="Text_20_body">Note that Mitsuba assumes that all spectral samples lie in the range of 360 nm to 830 nm (this will be called the "visible spectrum" assumption). Certain features of Mitsuba rely on this assumption. However, for <text:span text:style-name="T3">MORTICIA</text:span> the need to to cover any spectral region in the optical domain. For example, the black body models in Mitsuba rely on the visible spectrum assumption. Any files written using Mitsuba film models that output RGB, sRGB, XYZ color spaces also rely on the visible spectrum assumption. The Mitsuba black body models are avoided in MORTICIA and spectra are given without wavelengths in Mitsuba scene descriptions. <text:span text:style-name="T4">MORTICIA</text:span> keeps track of the actual wavelengths represented by the Mitusba spectral bins. Output of tonemapped data in a tristimulus color space such as RGB or XYZ can still be useful for visualisation purposes. These are essentially "false color" images when the MORTICIA scene violates the visible spectrum assumption. The high dynamic range film (<text:span text:style-name="T5">hdrfilm</text:span>) with XYZ tristimulus outputs is the recommened method of creating false color images from Mitsuba. Since this will generate color information that could be "out-of-gamut" for typical display systems, intelligent conversion to sRGB or RGB would still be required. Alternatively, simply write directly to an RGB false color image using the <text:span text:style-name="T6">hdrfilm</text:span> or <text:span text:style-name="T7">ldrfilm</text:span> Mitsuba output plugins.</text:p>
      <text:p text:style-name="Text_20_body">The implications of the need to recompile Mitsuba for a specific number of spectral bins are as follows: - Renderings for scenes having more spectral bins than in the current compilation of Mitsuba will require a batch of Mitsuba runs, with each run dealing with a subset of spectral bins. Parallel runs of Mitsuba are possible, so this is not necessarily a disadvantage, but scene processing overhead and memory utilisation is increased over a compilation of Mitsuba with more spectral bins. - When writing REMs to OpenEXR files for Mitsuba to use as environment maps, each EXR file must have the correct number of channels (spectral bins). - It does not appear to be possible to run multiple copies of Mitsuba with different numbers of spectral bins on a single compute platform. This is mainly because all plugins, which are implemented as shared libraries (DLLs on Windows), must be compiled with the same number of spectral bins. - For a specific installation of <text:span text:style-name="T8">MORTICIA</text:span>, the least confusing approach is to have all instances of Mitsuba across all harnessed compute platforms compiled with the same number of spectral bins. - Note that if depth maps are required from Mitsuba, then it must be compiled in the standard RGB mode. Hence it can be useful to have a 3-channel Mitsuba compilation available on one of the available compute servers, strictly for the purpose of computing depth maps for a scene. Depth maps are useful for rendering purposes when the scene contains objects at a variety of distances (say an aircraft and a ground plane).</text:p>
      <text:p text:style-name="Text_20_body">It is possible to establish how many spectral bins a particular installation of Mitsuba has been compiled for within the mtsgui GUI utility. Go to Help-&gt;About and look for the compilation flag SPECTRUM_SAMPLES.</text:p>
      <text:h text:style-name="Heading_20_2" text:outline-level="2">Setting up Mitsuba</text:h>
      <text:p text:style-name="First_20_paragraph">Refer to the Mitsuba manual for configuration and compilation. Having selected and copied a configuration file to the file config.py in the root Mitsuba directory, edit this file and look in the CXXFLAGS parameter for '-DSPECTRUM_SAMPLES=3' and change the number of spectrum samples to 4 or higher. The number of samples (bins) to use depends on the factors listed in the previous section. If no other configuration is required, Mitsuba is then compiled using scons as specified in the manual. For general multispectral work (e.g. using the Kato parametrization), consider using 8 spectral bins. A full Kato run (all wavelengths) has 32 bins. This would require 4 runs of Mitsuba if compiled with 8 bins. A Kato run over the VNIR spectrum is 16 bins, which would require 2 runs.</text:p>
      <text:p text:style-name="Text_20_body">On Linux, suppose the root folder for Mitsuba is ~/Mitsuba/mitsuba and the bash shell is being used. Add the following lines to the .bashrc file in the home directory:</text:p>
      <text:p text:style-name="Text_20_body"># Set up Mitsuba export MITSUBA_PYVER=2.7 source Mitsuba/mitsuba/setpath.sh</text:p>
      <text:p text:style-name="Text_20_body">This should give access to mtsgui and the mitsuba render command from any non-login shell.</text:p>
      <text:h text:style-name="Heading_20_2" text:outline-level="2">Emitters in Mitsuba</text:h>
      <text:p text:style-name="First_20_paragraph">The sky, sun and sunsky emitters within Mitsuba scenes are only used in the MORTICIA context for creating presentation images. These emitter types must be avoided for quantitative work. Instead a REM from libRadtran is used within an envmap emitter type for the diffuse component and a directional emitter for the direct solar component.</text:p>
      <text:p text:style-name="P2">In the thermal spectrum, the directional emitter falls away and only the source thermal environment map is used.</text:p>
      <text:h text:style-name="Heading_20_2" text:outline-level="2">Coordinate System in Mitsuba</text:h>
      <text:p text:style-name="First_20_paragraph">The environment maps (<text:span text:style-name="T9">envmap</text:span> emitter) in Mitsuba is the only place in the documentation where the coordinate system is mentioned in absolute terms. This coordinate system has +Y towards the zenith and -Y to nadir. The +X direction is towards the left when viewing with +Y upwards. The natural (topocentric) coordinate system for <text:span text:style-name="T10">MORTICIA</text:span> is with +Z towards the zenith and -Z at nadir. +X is towards the east and +Y towards the north, giving a right-handed coordinate system. In the broader context, the earth-centered, earth-fixed (ECEF) system also known as the earth-centered rotational (ECR) coordinate system is also right-handed with +Z towards the north pole, +X through the prime meridian (Greenwich) and +Y through 90 degrees longitude measured positive east from the prime merdian.</text:p>
      <text:p text:style-name="P3">A ccordinate transform is therefore required whe moving from <text:span text:style-name="T11">MORTICIA</text:span> coordinates to Mitsuba world coordinates. The recommended method is to transform the REM coordinates in Mitsuba so that the +Z axis is upward. This is typically as follows:</text:p>
      <text:p text:style-name="Definition_20_Term">&lt;emitter type="envmap" &gt;</text:p>
      <text:p text:style-name="Definition_20_Definition">&lt;string name="filename" value="REMfromMORTICIA.exr"/&gt; &lt;transform name="toWorld"&gt; &lt;rotate x="1" angle="90"/&gt; &lt;/transform&gt;</text:p>
      <text:p text:style-name="First_20_paragraph">&lt;/emitter&gt;</text:p>
      <text:p text:style-name="Text_20_body">Mitsuba Integrators ------------------</text:p>
      <text:p text:style-name="Text_20_body">Mitsuba has a number of "integrators", being the plugins that actually implement different rendering schemes. The path tracer (<text:span text:style-name="T12">path</text:span>) is the integrator to be selected for general purposes, where there is direct and indirect illumination of the scene. For faster renders, the direct illumination integrator (<text:span text:style-name="T13">direct</text:span>) provides good quality renders without indirect illumination components. For the path tracer, the Hammersley QMC or Halton sampler is preferred, with as many as 256 samples per pixel or more to reduce monte carlo noise.</text:p>
      <text:p text:style-name="Text_20_body">If volumetric (participating) media such as smoke or fog are involved, the extended volumetric path tracer (<text:span text:style-name="T14">volpath</text:span>) should be considered.</text:p>
      <text:h text:style-name="Heading_20_2" text:outline-level="2">Mitsuba and Atmospheric Effects</text:h>
      <text:p text:style-name="Definition_20_Term">Mitsuba does not compute the effects of atmospheric scattering and absorption in the scene ("participating media") by</text:p>
      <text:p text:style-name="Definition_20_Definition">default. While it is possible to define such media and use a Mitsuba integrator (e.g. volumetric integrator) that takes such effects into account, it would be a very difficult approach to use in this case. The model would somehow have to be harmonised with the atmospheric model using in the RT code (libRadtran in the case of <text:span text:style-name="T15">MORTICIA</text:span>).</text:p>
      <text:p text:style-name="Definition_20_Definition">Mitsuba is used in the most simple cases for rendering "at-target" radiance of a relatively small target (aircraft, vehicle or man) inserted into a radiant environment computed with libRadtran. If the scene contains objects at multiple distances from the sensor or if scene elements are very large (a ground plane for example) then special measures must be taken to model the at-sensor radiance correctly. When the sensor is at sufficient distance from the target element, then the effects of atmospheric path radiance and absorption must be modelled.</text:p>
      <text:h text:style-name="Heading_20_1" text:outline-level="1">Ground Planes and Terrain</text:h>
      <text:p text:style-name="First_20_paragraph">Rather than insert the ground plane into the Mitsuba scene, the best approach for uniform ground is simply to allow the environment map (REM computed using libRadtran) to do the work. However, in more realistic simulations, the ground plane will have spatial variations of reflectance and/or temperature. The first order approximation for handling such scenes is to the use the so-called Independent Pixel Approximation (IPA). In this approach, the REMs are computed for a range of ground reflectance and/or temperature values. REMs for any spectral surface reflectance or temperature can then be interpolated from the REM data. Surface reflectance or temperature does not directly influence path transmittance, so transmittance calculations are not repeated for each reflectance ("albedo" in libRadtran). This method only deals with lambertian surfaces. Introduction of surface BRDF complicates matters greatly.</text:p>
      <text:p text:style-name="Text_20_body">The IPA can be used for flat ground planes to perform first order approximate renderings for scenes having a flat lambertion ground surface that is spatially non-uniform in terms of diffuse reflectance (spectral and spatial non-uniformity).</text:p>
      <text:p text:style-name="Text_20_body">Terrain can also be accommodated in the first-order IPA approach using a depth map to the terrain from the sensor. Mitsuba can be used to compute this depth map, provided that it has been compiled in the RGB (non-spectral) mode. Mitsuba does have a height map geometry shape that can be used for modelling terrain.</text:p>
      <text:p text:style-name="Text_20_body">When compiling REMs for the solar spectrum it is recommened to compute using at least 3 albedo values (0, 0.5 and 1 .0), since path radiances are not exactly linear with surface reflectance. REMs for any surface reflectance in any spectral bin is computed using multi-dimensional linear interpolation from this REM dataset.</text:p>
      <text:p text:style-name="Text_20_body">In the thermal spectrum, since radiance is not not linear with temperature, it may be necessary to compute the environment map with a significant number of surface temperatures. Alternatively, since radiance is generally porportional to the fourth power of the temperature, a 4th order polynomial interpolation scheme could be used with fewer temperatures. However, since thermal REMs have no azimuthal dependence, it is much less costly to compute them in the first instance compared to solar spectrum REMs, so increasing the number of temperatures is not that costly.</text:p>
      <text:h text:style-name="Heading_20_2" text:outline-level="2">General Notes on Mitsuba</text:h>
      <text:p text:style-name="First_20_paragraph">As with libRadtran, Mitsuba is not provided with <text:span text:style-name="T16">MORTICIA</text:span>. Those wishing to use the capabilities of libRadtran or Mitsuba will have to download, compile and install those packages on any required compute platforms and set up supporting libraries. Correct usage of libRadtran and Mitsuba require significant insight into the relevant knowledge domains. An effort is made to provide reasonable defaults for the many inputs that these packages require.</text:p>
      <text:p text:style-name="Text_20_body">The Mitsuba GUI (mtsgui) can only read OpenEXR files with more than 3 channels if compiled with the SPECTRAL_SAMPLES flag set higher than 3.</text:p>
      <text:h text:style-name="Heading_20_1" text:outline-level="1">Mitsuba Workflows</text:h>
      <text:p text:style-name="First_20_paragraph">The organisation of a scene in Mitsuba follows the general practice within PBRT-like rendering systems. The Mitsuba scene definition file is eXtensible Markup Language (XML) and the manual provides details on how to define the various elements of a scene. One of the fastest ways to load geometry is to convert all shapes into one or more Mitsuba serialized geometry files (extension .serialized). The .xml scene file then accesses any number of shapes from these binary files. Geometry can be created using a large variety of tools or converted from .obj or .dae (Collada) format. The Blender application can also be used to both create and convert geometry elements to either of these formats, which can then be converted to Mitsuba format using the mtsgui tool provided with Mitsuba.</text:p>
      <text:p text:style-name="Text_20_body">The very simple .stl format can be used for plain geometry creation and import into Blender. Many CAD applications such as DesignSpark Mechanical can export .stl format files.</text:p>
      <text:p text:style-name="Text_20_body">Once a collection of indexed shapes are available in a .serialized file, the contents of the .xml scene file will reference the shapes by index and apply BSDFs, textures, radiance and other properties to the shapes. Some properties (e.g. texture) can be varied within a shape by using UV coordinate mapping. Simnple shape geometry (spheres, cubes, cylinders etc.) can be created within the .xml scene file, but complex geometry is best contained in the native Mitsuba .serialized format.</text:p>
      <text:h text:style-name="Heading_20_2" text:outline-level="2">Blender</text:h>
      <text:p text:style-name="First_20_paragraph">The <text:a xlink:type="simple" xlink:href="https://www.blender.org/" office:name=""><text:span text:style-name="Definition">Blender</text:span></text:a> application can be used for 3D model imports, editing, texturing and exporting to Collada (.dae) or .obj file formats which can then be imported into Mitsuba. Blender is a very capable environment for these purposes, but has a complex and unique user interface together with a steep learning curve. Background knowledge with respect to meshes, UV-mapping and texturing are generally required.</text:p>
      <text:p text:style-name="Text_20_body">Restructuring of 3D models or renaming of model components is best done in Blender, or in the originating CAD software.</text:p>
      <text:p text:style-name="Definition_20_Term">The Collada (.dae) exporter may still have a number of bugs. Missing or displaced components can occur, especially</text:p>
      <text:p text:style-name="Definition_20_Definition">in the case of animation components. Joining components into single parts based on BSDFs can reduce the amount of editing required on the imported Mitsuba model.</text:p>
      <text:p text:style-name="First_20_paragraph"><text:a xlink:type="simple" xlink:href="http://www.blendswap.com/" office:name=""><text:span text:style-name="Definition">Blend Swap</text:span></text:a> can be a useful source of Creative Commons 3D models.</text:p>
      <text:p text:style-name="Text_20_body">Another useful tool for mesh visualisation, texturing, analysis, repair and format conversion is <text:a xlink:type="simple" xlink:href="http://www.meshlab.net/" office:name=""><text:span text:style-name="Definition">MeshLab</text:span></text:a>.</text:p>
      <text:h text:style-name="Heading_20_2" text:outline-level="2">Sourcing of Models</text:h>
      <text:p text:style-name="First_20_paragraph">Models can be obtained from a variety of online sources. There is large variance in the quality and organisation of these models. Many free and commercial models are available (e.g. search <text:a xlink:type="simple" xlink:href="http://www.yobi3d.com/" office:name=""><text:span text:style-name="Definition">Yobi3D</text:span></text:a>). The licencing of the models must be carefully observed. Commercial models may not be distributed. Many models are available under Creative Commons licencing, which has various levels of usage restriction.</text:p>
      <text:p text:style-name="Text_20_body">A large repository of mainly commercial models can be found at <text:a xlink:type="simple" xlink:href="https://www.turbosquid.com/" office:name=""><text:span text:style-name="Definition">TurboSquid</text:span></text:a></text:p>
      <text:h text:style-name="Heading_20_2" text:outline-level="2">MORTICIA Interaction with Mitsuba</text:h>
      <text:p text:style-name="First_20_paragraph">Mitsuba provides a powerful Python API which exposes most of the functionality of the C++ API. Documentation can be found at the <text:a xlink:type="simple" xlink:href="http://www.mitsuba-renderer.org/api/group__libpython.html" office:name=""><text:span text:style-name="Definition">Mitsuba Python bindings</text:span></text:a> web page. This is the primary way in which MORTICIA interacts with Mitsuba. An alternative method is to interact via Mitsuba .xml scene files using the lxml package. The Jupyter notebook examples will show interaction via the Python API.</text:p>
      <text:h text:style-name="Heading_20_2" text:outline-level="2">Transforming Mitsuba Scene Files</text:h>
      <text:p text:style-name="First_20_paragraph">Mitsuba scene files can be transformed using XSLT and queried using XQuery. The Python package lxml can perform XSLT transformations. Microsoft Visual Studio Code is a free and powerful editor system and there is an extension called XML Tools by Josh Johnson, which allows experimentation with XQuery and XPath. The BaseX XML database system can also be used to manage XML documents and execute XQuery queries.</text:p>
      <text:h text:style-name="Heading_20_2" text:outline-level="2">Viewing Mitsuba Outputs</text:h>
      <text:p text:style-name="First_20_paragraph">In full, High Dynamic Range (HDR) spectral radiometric mode, Mitsuba output radiances to an OpenEXR file with multiple (&gt;4) spectral channels. These files can be viewed in mtsgui, but only if the OpenEXR file has exactly the number of channels for which Mitsuba (and therefore mtsgui) has been compiled. A more general OpenEXR viewer, which allows channel selection as well gain and gamma adjustments for easier viewing, is <text:a xlink:type="simple" xlink:href="http://mrviewer.sourceforge.net/" office:name=""><text:span text:style-name="Definition">mrViewer</text:span></text:a>. While IrfanView &lt;http://mrviewer.sourceforge.net/_ is a popular and useful general image viewer, it cannot deal with HDR OpenEXR files from Mitsuba.</text:p>
      <text:p text:style-name="Text_20_body">The recommended OpenEXR viewer for use in conjunction with MORTICIA and Mitsuba is therefore <text:a xlink:type="simple" xlink:href="http://mrviewer.sourceforge.net/" office:name=""><text:span text:style-name="Definition">mrViewer</text:span></text:a>. It can also be used to view Radiant Environment Maps (REM) calculated by libRadtran/MORTI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